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75677" officeooo:paragraph-rsid="0027567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2a0d01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text-properties fo:font-weight="bold" officeooo:rsid="00288997" officeooo:paragraph-rsid="00288997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officeooo:paragraph-rsid="003800a5"/>
    </style:style>
    <style:style style:name="T1" style:family="text">
      <style:text-properties officeooo:rsid="003800a5"/>
    </style:style>
    <style:style style:name="T2" style:family="text">
      <style:text-properties officeooo:rsid="0038bbdb"/>
    </style:style>
    <style:style style:name="T3" style:family="text">
      <style:text-properties officeooo:rsid="003ab9c7"/>
    </style:style>
    <style:style style:name="T4" style:family="text">
      <style:text-properties officeooo:rsid="003bb2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diabatic preparation of fractional quantum Hall phases from the thin torus limit </text:p>
      <text:p text:style-name="P1"/>
      <text:p text:style-name="P5">We explore as to what extent reversing the thin torus (TT) limit enables the adiabatic preparation of fractional quantum Hall (FQH) states in quantum simulators. <text:span text:style-name="T1">As a novel approach, t</text:span>he TT limit is <text:span text:style-name="T2">taken</text:span> by increasing the hopping amplitude in one direction in order to make the system effectively one-dimensional.</text:p>
      <text:p text:style-name="P3"><text:span text:style-name="T2">T</text:span>he <text:span text:style-name="T2">regime of strongly </text:span>anisotropic coupling <text:span text:style-name="T2">features </text:span><text:span text:style-name="T3">the expected</text:span> charge density wave (CDW)<text:line-break/>ground state. The CDW state can be adiabatically connected to the FQH state by tuning the coupling back to the isotropic regime without closing the many-body excitation gap along the way. This may provide an experimental path to the adiabatic preparation of FQH states from topologically trivial CDW states.</text:p>
      <text:p text:style-name="P3"/>
      <text:p text:style-name="P3">We find that the many-body excitation gap in the TT limit decreases with system size for fully discrete models, which limits the adiabatic preparation. However, there appears to be no such<text:line-break/>restriction in <text:span text:style-name="T4">a semicontinuous setup of</text:span> coupled wire<text:span text:style-name="T4">s</text:span>. In that sense, the proposed protocol could be experimentally relevant for arbitrary system sizes.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09:26:12.475338708</meta:creation-date>
    <dc:date>2022-05-27T12:34:28.083458232</dc:date>
    <meta:editing-duration>PT1H35M1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77" meta:character-count="1137" meta:non-whitespace-character-count="963"/>
  </office:meta>
</office:document-meta>
</file>